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FC0000023744787CDB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cm" fo:margin-right="0cm" fo:orphans="2" fo:widows="2" fo:text-indent="0cm" style:auto-text-indent="false"/>
      <style:text-properties style:font-name="Times New Roman"/>
    </style:style>
    <style:style style:name="P6" style:family="paragraph" style:parent-style-name="Standard">
      <style:paragraph-properties fo:margin-left="0cm" fo:margin-right="0cm" fo:orphans="2" fo:widows="2" fo:text-indent="0cm" style:auto-text-indent="false"/>
      <style:text-properties fo:font-variant="normal" fo:text-transform="none" fo:color="#24292e" style:font-name="Times New Roman" fo:font-size="12pt" fo:letter-spacing="normal" fo:font-style="normal" fo:font-weight="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24292e" fo:font-size="12pt" fo:letter-spacing="normal" fo:font-style="normal" fo:font-weight="normal"/>
    </style:style>
    <style:style style:name="T4" style:family="text">
      <style:text-properties style:text-position="super 58%"/>
    </style:style>
    <style:style style:name="T5" style:family="text">
      <style:text-properties style:text-position="0% 1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Programmable Logic Controller specification</text:p>
      <text:p text:style-name="Standard"/>
      <text:p text:style-name="Standard"><text:span text:style-name="T1">Note:</text:span> This document and the game engine to which it relates are a work in progress. <text:s/>It has been released in this form in the interest of anyone who is curious about how the engine works.</text:p>
      <text:p text:style-name="Standard"/>
      <text:p text:style-name="P1">Introduction</text:p>
      <text:p text:style-name="Standard"/>
      <text:p text:style-name="P5"><text:span text:style-name="T3">Game :: Dangerous is a 3D game engine written in Haskell and OpenGL Shading Language.</text:span> <text:s text:c="2"/><text:span text:style-name="T3">The engine is pretty basic, at least graphically, in the grand scheme of game engines that have appeared over the years. However, it still implements an environment built from 3D models with optional textures and lighting, basic physics and programmable game logic. This programmability is possible through a scripting language called Game Programmable Logic Controller (GPLC), which was invented for the project. <text:s/>The engine uses a combination of cube space partitioning (voxels labelled with position data), ray tracing and GPU z – buffering for visible surface determination (VSD). <text:s/>More information about the background and motivation behind the project can be found here: </text:span><text:a xlink:type="simple" xlink:href="https://github.com/Mushy-pea/Game-Dangerous/projects" text:style-name="Internet_20_link" text:visited-style-name="Visited_20_Internet_20_Link">https://github.com/Mushy-pea/Game-Dangerous/projects</text:a><text:span text:style-name="T3">.</text:span></text:p>
      <text:p text:style-name="P6"/>
      <text:p text:style-name="P6">As it is my intention to develop an end user oriented map editor for the engine it seemed superfluous to publish a map file specification. <text:s/>I have therefore concentrated on this GPLC specification, as that language will remain exposed to a content developer.</text:p>
      <text:p text:style-name="Standard"/>
      <text:p text:style-name="P1">The game state</text:p>
      <text:p text:style-name="Standard"/>
      <text:p text:style-name="Standard">The state of the game at any time (game time tick, specifically) is held in five data structures referred to as Wall_grid, Obj_grid, Floor_grid, Play_state0 and Play_state1. <text:s/>The <text:s/>Wall_grid, Obj_grid and Floor_grid structures are arrays that can be thought of as holding co – located, geometric maps of the game environment where each array element corresponds to a voxel. <text:s/>The other two structures hold global game state such as the player position and item inventory. <text:s/>Only aspects of these structures that are exposed to a user developing content are explained in detail here, but there are additional aspects used transparently by the engine.</text:p>
      <text:p text:style-name="Standard"/>
      <text:p text:style-name="Standard"><text:span text:style-name="T1">Wall_grid:</text:span> Each voxel in this map is a cube that can be bounded by up to four walls and have up to two additional models placed in it. <text:s/>One of these additional model slots is reserved for an optional floor tile. <text:s/>The engine uses this map for VSD (through ray tracing) and player collision detection. <text:s/>In practical terms this means walls block lines of sight and the player can't go through them, from the point of view of a line of sight or the player starting inside the cube in question. <text:s/>In other words, both sides of a wall need to be defined in adjacent cubes for it to work properly. <text:s/>The horizontal axes of this map are limited to a length of 100 voxels and (by convention) there are three vertical layers.</text:p>
      <text:p text:style-name="Standard"/>
      <text:p text:style-name="Standard">While there is no formal limit on vertical layers the VSD system only limits model drawing on each vertical layer independently, so adding more layers would soon result in performance problems through an overload of ray tracing and model drawing.</text:p>
      <text:p text:style-name="Standard"/>
      <text:p text:style-name="Standard"><text:span text:style-name="T1">Obj_grid:</text:span> The voxels in this map can be thought of as co – located and of equal dimensions as those in Wall_grid, so these maps should be the same size in terms of voxels. <text:s/>The engine uses this map for collision detection and GPLC programs. <text:s/>Each voxel has two aspects: an object type (0 – 4) and optionally an associated GPLC program. <text:s/>The object types are interpreted as follows.</text:p>
      <text:p text:style-name="Standard"/>
      <text:p text:style-name="Standard">0: No object present. <text:s/>This means there is nothing for the player to collide with and no associated GPLC program.</text:p>
      <text:p text:style-name="Standard"/>
      <text:p text:style-name="Standard"><text:soft-page-break/>1: Non - solid program object. <text:s/>This means there is nothing for the player to collide with but there is an associated GPLC program, which will be sent signal 1 if the player runs into the voxel.</text:p>
      <text:p text:style-name="Standard"/>
      <text:p text:style-name="Standard">2: Solid object, no program. <text:s/>This means the player is blocked from entering the voxel and there is no associated GPLC program.</text:p>
      <text:p text:style-name="Standard"/>
      <text:p text:style-name="Standard">3: Solid object with program. <text:s/>This means the player is blocked from entering the voxel and a collision with it will result in signal 1 being sent to the associated GPLC program.</text:p>
      <text:p text:style-name="Standard"/>
      <text:p text:style-name="Standard">4: This object type is used to prevent the player getting too close to the walls, such that the player model intersects them in third person view mode. <text:s/>During map decompression the engine sets the object type of each voxel adjacent to a wall to 4, which means the player is blocked by the voxel but projectiles aren't. <text:s/>A user is free to override this assignment.</text:p>
      <text:p text:style-name="Standard"/>
      <text:p text:style-name="P4">Floor_grid:<text:span text:style-name="T2"> This map is composed of voxels of twice the horizontal plane lengths as those in the other two maps, but the same height. <text:s/>So, there is one Floor_grid voxel co - located with each four voxels in the other two maps. <text:s/>The two degrees of freedom are base height (determined by which vertical layer the voxel is in) and terrain type, which can be one of the following values.</text:span></text:p>
      <text:p text:style-name="P3"/>
      <text:p text:style-name="P3">Flat: The floor in this area is flat and at the base height.</text:p>
      <text:p text:style-name="P3"/>
      <text:p text:style-name="P3">Positive_u: The floor is a ramp whose height increases in the positive u direction, going from this voxel's base height at one end to the base height of the layer of voxels above at the other.</text:p>
      <text:p text:style-name="P3"/>
      <text:p text:style-name="P3">Negative_u: Defined as the other ramps are except with height increasing in the negative u direction.</text:p>
      <text:p text:style-name="P3"/>
      <text:p text:style-name="P3">Positive_v: Defined as the other ramps are except with height increasing in the positive v direction.</text:p>
      <text:p text:style-name="P3"/>
      <text:p text:style-name="P3">Negative_v: Defined as the other ramps are except with height increasing in the negative v direction.</text:p>
      <text:p text:style-name="Standard"/>
      <text:p text:style-name="Standard">Open: There is no floor in this area.</text:p>
      <text:p text:style-name="Standard"/>
      <text:p text:style-name="Standard"><text:span text:style-name="T1">Play_state0:</text:span> This structure has fields that hold the player's position, velocity and angle as well as values that control the rendering mode and torch lighting state. <text:s/>The fields that are exposed to GPLC are explained below.</text:p>
      <text:p text:style-name="Standard"/>
      <text:p text:style-name="Standard">pos_u, pos_v, pos_w (read / change): These fields represent the player's position in map space.</text:p>
      <text:p text:style-name="Standard"/>
      <text:p text:style-name="Standard">vel (read): A 3 component vector representing the player's velocity in units of map space distance per game time tick.</text:p>
      <text:p text:style-name="Standard"/>
      <text:p text:style-name="Standard">angle (read): This represents the angle the player is facing in. <text:s/>For time optimisation reasons the engine generates lookup tables for certain trigonometric functions and angles in the game state are stored as indices into these tables, with a valid range of 0 – 628. <text:s/>0 means a vector pointing in positive u in map space.</text:p>
      <text:p text:style-name="Standard"/>
      <text:p text:style-name="Standard">rend_mode (read / change): This controls which one of the two possible rendering modes the engine is in. <text:s/>Mode 0 means models are lit by two static lights plus simple ambient lighting and is meant to simulate a region that is light enough to see in. <text:s/>Mode 1 is meant to simulate a dark area such as a cave. <text:s/>Models are only lit by the player's torch (co – located with the player), meaning pitch <text:soft-page-break/>blackness if no torch is lit.</text:p>
      <text:p text:style-name="Standard"/>
      <text:p text:style-name="Standard">game_t (read): The number of the current game time tick, with the first one in a new game being 1.</text:p>
      <text:p text:style-name="Standard"/>
      <text:p text:style-name="Standard">torch_t0 &amp; torch_t_limit (read / change): Together with game_t, these fields are used to control the player torch lighting behaviour. <text:s/>The torch is lit if game_t – torch_t0 &lt; torch_t_limit.</text:p>
      <text:p text:style-name="Standard"/>
      <text:p text:style-name="Standard"><text:span text:style-name="T1">Play_state1:</text:span> This structure has fields that hold player state such as health and inventory of items possessed, as well as being involved in setting game difficulty and managing on screen messages. <text:s/>The fields that are exposed to GPLC are explained below.</text:p>
      <text:p text:style-name="Standard"/>
      <text:p text:style-name="Standard">health (read / change): This has the traditional game play meaning. <text:s/>If the value reaches 0 it should cause a “game over” state, although this is dependent on all scripts that change the value behaving correctly.</text:p>
      <text:p text:style-name="Standard"/>
      <text:p text:style-name="Standard">ammo, gems, torches &amp; keys (read / change): These fields represent how many of various possible items the player holds.</text:p>
      <text:p text:style-name="Standard"/>
      <text:p text:style-name="Standard">difficulty (change): This field contains a descriptive text field (e.g. “Hey, not too risky!”) and three integers that determine how much health the player loses due to an adverse event such as being hit by a bullet.</text:p>
      <text:p text:style-name="Standard"/>
      <text:p text:style-name="P1">GPLC description</text:p>
      <text:p text:style-name="Standard"/>
      <text:p text:style-name="P2">GPLC source code is compiled into a bytecode by a development tool (“assm_gplc.hs” in the source repository) and this is run by the engine. <text:s/>There is a one to one mapping between keywords in this source code and op – codes in the bytecode. <text:s/>The discussion below describes the language at source code level but uses the term op – code interchangeably.</text:p>
      <text:p text:style-name="P2"/>
      <text:p text:style-name="P2">The term “game time tick” (or “tick”) refers to one iteration of the game state, which is always followed by the rendering of one frame. <text:s/>The running of GPLC programs is controlled by a queue based signalling system, where signals can be sent by player interactions (e.g. the player character touching objects) or by programs themselves. <text:s/>Signals are added to the queue in one game time tick and handled in the next tick. <text:s/>In each game time tick the signal queue is iterated through in the order signals were added to it in the previous tick, with any player interaction signal handled last but in the same tick it was generated.</text:p>
      <text:p text:style-name="P2"/>
      <text:p text:style-name="P2">A GPLC program consists of a set of one or more blocks of code labelled with integers, each of which will be run if the program receives the corresponding integer signal. <text:s/>Each of these blocks consists of a set of op – codes that are executed in a one way sequence, where all conditional branches must be at the start of a block (potentially nested) and execution therefore can't branch back to code that has already been run. <text:s/>As a program can send a signal to itself to be run in the next tick, it is possible to create loops. <text:s/>Each time a program runs it can change global game state, the state of the map and the values in its scope.</text:p>
      <text:p text:style-name="P2"/>
      <text:p text:style-name="P2">The values in a program's scope can be passed as arguments to op – codes and within one run of a program they are immutable, in that any usage of a symbolic argument refers to the value that symbol was bound to at the start of the run. <text:s/>Some op – codes can change values but a separate version of the value is changed, which then becomes the value bound to the relevant symbol the next time the program is run.</text:p>
      <text:p text:style-name="Standard"/>
      <text:p text:style-name="Standard"/>
      <text:p text:style-name="P1"><text:soft-page-break/>Program structure</text:p>
      <text:p text:style-name="Standard"/>
      <text:p text:style-name="Standard">A GPLC program consists of three sections, which are explained in the order they appear below (see Figure 1 and the .gplc files in the source repository for examples). <text:s/>A tilde on a separate line divides each section.</text:p>
      <text:p text:style-name="Standard"/>
      <text:p text:style-name="Standard">Program name: This is only used for labelling the source code and compilation debugging. <text:s/>The compiler reports the name of each program before attempting the transformation to bytecode.</text:p>
      <text:p text:style-name="Standard"/>
      <text:p text:style-name="Standard">Value block: This contains the symbol bound to each in scope value followed by its initial value (i.e. at game time tick 1).</text:p>
      <text:p text:style-name="Standard"/>
      <text:p text:style-name="Standard">Code block: This contains the op – codes and their arguments. <text:s/>The section of code that handles each signal the program is responsive to must be proceeded by the line “--signal x” (where x is the signal integer). <text:s/>All other valid lines have the form of an op – code followed by each of its arguments separated by spaces.</text:p>
      <text:p text:style-name="Standard"/>
      <text:p text:style-name="Standard"><draw:frame draw:style-name="fr1" draw:name="graphics1" text:anchor-type="paragraph" svg:width="17cm" svg:height="6.599cm" draw:z-index="0"><draw:image xlink:href="Pictures/2000000700007FC0000023744787CDBF.svm" xlink:type="simple" xlink:show="embed" xlink:actuate="onLoad"/></draw:frame></text:p>
      <text:p text:style-name="Standard"/>
      <text:p text:style-name="Standard">Figure 1: A GPLC program used as part of projectile implementation.</text:p>
      <text:p text:style-name="Standard"/>
      <text:p text:style-name="P1">Op – code arguments</text:p>
      <text:p text:style-name="Standard"/>
      <text:p text:style-name="Standard">There is no type tagging in GPLC and at implementation level all GPLC values are held as values of Haskell type Int. <text:s/>However, some op – codes treat certain arguments as if they encode values of a different type and these arguments are annotated with e.g. (FLOAT) to indicate that. <text:s/>Each of the annotations that appear in brackets after an argument name are explained below.</text:p>
      <text:p text:style-name="Standard"/>
      <text:p text:style-name="Standard">INT: The argument is treated as an integer, assumed to be in the range -2<text:span text:style-name="T4">29</text:span><text:span text:style-name="T5"> to 2</text:span><text:span text:style-name="T4">29</text:span><text:span text:style-name="T5"> – 2.</text:span></text:p>
      <text:p text:style-name="Standard"/>
      <text:p text:style-name="Standard">FLAG: The argument is assumed to be an integer in the range 0 – 2. <text:s/>Passing a value outside this range may cause a run time error or undefined behaviour.</text:p>
      <text:p text:style-name="Standard"/>
      <text:p text:style-name="Standard">FLOAT: This is used where the op – code changes a value of Haskell type Float in the game state dependant on the argument, with the function Game_logic.int_to_float used to map the argument to the game state value.</text:p>
      <text:p text:style-name="Standard"/>
      <text:p text:style-name="Standard">GENERAL: This means an argument that is treated as if annotated by either INT or FLOAT depending on other arguments.</text:p>
      <text:p text:style-name="Standard"><text:soft-page-break/></text:p>
      <text:p text:style-name="Standard">r: The argument is a symbolic reference to an in scope value.</text:p>
      <text:p text:style-name="Standard"/>
      <text:p text:style-name="Standard">c: The argument is a literal constant.</text:p>
      <text:p text:style-name="Standard"/>
      <text:p text:style-name="Standard">A number after any other annotations (e.g. (INT, r, 3)) indicates the argument is to be used as an index into an array and has that many components.</text:p>
      <text:p text:style-name="Standard"/>
      <text:p text:style-name="P1">Op – codes</text:p>
      <text:p text:style-name="Standard"/>
      <text:p text:style-name="Standard">This section describes each op – code beginning with its signature. <text:s/>The signature is a square bracketed list of the argument names followed by annotations. <text:s/>The number in brackets after this is the integer that encodes for this op – code at bytecode level.</text:p>
      <text:p text:style-name="Standard"/>
      <text:p text:style-name="Standard"><text:span text:style-name="T1">if</text:span>: [mode (INT, c), arg0 (INT, r), arg1 (INT, r), code0 length (INT, c), code1 length (INT, c)] (1)</text:p>
      <text:p text:style-name="Standard"/>
      <text:p text:style-name="Standard">Branch to one of two sections of code depending on the result of a conditional expression, where the sections of code follow immediately after this op – code and have lengths given by code0 length and code1 length respectively. <text:s/>The value of mode determines what condition is tested as follows. <text:s/>[pseudo code]</text:p>
      <text:p text:style-name="Standard"/>
      <text:p text:style-name="Standard">case mode == 0: if arg0 == arg1 then run code0, else run code1</text:p>
      <text:p text:style-name="Standard">case mode == 1: if arg0 &lt; arg1 then run code0, else code1</text:p>
      <text:p text:style-name="Standard">case mode == 2: if arg0 &gt; arg1 then run code0, else code1</text:p>
      <text:p text:style-name="Standard">case mode <text:s/>&gt; <text:s/>2: if arg0 &gt; arg1 + (mode – 2) then run code0, else code1</text:p>
      <text:p text:style-name="Standard"/>
      <text:p text:style-name="Standard"><text:span text:style-name="T1">chg_state</text:span>: [state_val (INT, r), update flag (FLAG, r), update value (GENERAL, r), index0 (INT, r, 3), index1 (INT, r, 3)] (2)</text:p>
      <text:p text:style-name="Standard"/>
      <text:p text:style-name="Standard">Change a value within the obj field of an array element in the Wall_grid array. <text:s/>The arguments are interpreted as follows.</text:p>
      <text:p text:style-name="Standard"/>
      <text:p text:style-name="Standard">state_val: Refers to the field in the obj field to be changed, as follows. <text:s/>0: ident_, 1: u__, 2: v__, 3: w__, 9: texture__, 10: num_elem, 11: obj_flag. <text:s/>For values of 1, 2 and 3 update value is taken to be (FLOAT, r), otherwise (INT, r).</text:p>
      <text:p text:style-name="Standard"/>
      <text:p text:style-name="Standard">update flag: 0 means the field will be incremented by the update value, 1 means it will be replaced by it and 2 means it will be decremented by it.</text:p>
      <text:p text:style-name="Standard"/>
      <text:p text:style-name="Standard">update value: The value to replace, be added to or subtracted from the existing field value.</text:p>
      <text:p text:style-name="Standard"/>
      <text:p text:style-name="Standard">index: The index of the Wall_grid array element containing the target obj field.</text:p>
      <text:p text:style-name="Standard"/>
      <text:p text:style-name="Standard"><text:span text:style-name="T1">chg_grid:</text:span> [mode (FLAG, r), index0 (INT, r, 3), index1 (INT, r, 3)] (3)</text:p>
      <text:p text:style-name="Standard"/>
      <text:p text:style-name="Standard">Clear (i.e. set to the value Build_model.def_w_grid), move or copy the value of an element in the Wall_grid array. <text:s/>The arguments are interpreted as follows.</text:p>
      <text:p text:style-name="Standard"/>
      <text:p text:style-name="Standard">mode: 0 means clear the value, 1 means move it and 2 means copy it.</text:p>
      <text:p text:style-name="Standard"/>
      <text:p text:style-name="Standard">index0, index1: The one or two indices in the array that are affected. <text:s/>For move operations the move is from index0 to index1 and for copy and clear operations the value at index0 is copied or cleared.</text:p>
      <text:p text:style-name="Standard"><text:soft-page-break/></text:p>
      <text:p text:style-name="Standard"><text:span text:style-name="T1">send_signal:</text:span> [signal (INT, r), destination (INT, r, 3)] (4)</text:p>
      <text:p text:style-name="Standard"/>
      <text:p text:style-name="Standard">Send a signal to a program. <text:s/>The arguments are interpreted as follows.</text:p>
      <text:p text:style-name="Standard"/>
      <text:p text:style-name="Standard">signal: The signal to be sent.</text:p>
      <text:p text:style-name="Standard"/>
      <text:p text:style-name="Standard">destination: The index in the obj_grid array that holds the target program.</text:p>
      <text:p text:style-name="Standard"/>
      <text:p text:style-name="Standard"><text:span text:style-name="T1">chg_value:</text:span> [val (INT, r), update flag (FLAG, r), update value (INT, r), location (INT, r, 3)] (5)</text:p>
      <text:p text:style-name="Standard"/>
      <text:p text:style-name="Standard">Change a value in the scope of the program. <text:s/>Note that it is possible to change a value in the scope of any other program by passing a location other than that of the current program. <text:s/>However, this is not something the op – code was designed for and will result in unspecified behaviour. <text:s/>The arguments are interpreted as follows.</text:p>
      <text:p text:style-name="Standard"/>
      <text:p text:style-name="Standard">val: The value to be changed.</text:p>
      <text:p text:style-name="Standard"/>
      <text:p text:style-name="Standard">update flag: 0 means the value will be incremented by the update value, 1 means it will be replaced by it and 2 means it will be decremented by it.</text:p>
      <text:p text:style-name="Standard"/>
      <text:p text:style-name="Standard">update value: The value used to update the value referenced in the first argument.</text:p>
      <text:p text:style-name="Standard"/>
      <text:p text:style-name="Standard">location: This should be the index in the obj_grid array associated with the calling GPLC program.</text:p>
      <text:p text:style-name="Standard"/>
      <text:p text:style-name="Standard"><text:span text:style-name="T1">block:</text:span> [flag setting (INT, c), location (INT, r, 3)] (5)</text:p>
      <text:p text:style-name="Standard"/>
      <text:p text:style-name="Standard">This op – code can be considered a special case of chg_value in that it is mapped to the same op – code at bytecode level, but has a separate form at source code level. <text:s/>It is used to change the block flag, an otherwise hidden value in the scope of a program where a value other than 0 blocks the effect of player interaction signals on the program.</text:p>
      <text:p text:style-name="Standard"/>
      <text:p text:style-name="Standard">flag setting: The value the block flag is set to. <text:s/>By convention 1 is used for block enabled.</text:p>
      <text:p text:style-name="Standard"/>
      <text:p text:style-name="Standard">location: This should be the index in the obj_grid array associated with the calling GPLC program.</text:p>
      <text:p text:style-name="Standard"/>
      <text:p text:style-name="Standard"><text:span text:style-name="T1">chg_floor:</text:span> [state_val (INT, r), update flag (FLAG, r), update value (GENERAL, r), index (INT, r, 3)] (6)</text:p>
      <text:p text:style-name="Standard"/>
      <text:p text:style-name="Standard">Change a field in an element of the Floor_grid array. <text:s/>The arguments are interpreted as follows.</text:p>
      <text:p text:style-name="Standard"/>
      <text:p text:style-name="Standard">state_val: Values of 0 and 1 mean the value of w_ or surface are changed, respectively. <text:s/>For a value of 0 update value is taken to be (FLOAT, r), otherwise (INT, r).</text:p>
      <text:p text:style-name="Standard"/>
      <text:p text:style-name="Standard">update flag: This only has an effect if state_val is 0. <text:s/>0 means the value will be incremented by the update value, 1 means it will be replaced by it and 2 means it will be decremented by it.</text:p>
      <text:p text:style-name="Standard"/>
      <text:p text:style-name="Standard">update value: The value used to update the field in the element of the Floor_grid array. <text:s/>If state_val is 1, the function Game_logic.int_to_surface is used to determine the value of surface.</text:p>
      <text:p text:style-name="Standard"/>
      <text:p text:style-name="Standard">index: The targetted index in the Floor_grid array.</text:p>
      <text:p text:style-name="Standard"/>
      <text:p text:style-name="Standard"><text:soft-page-break/><text:span text:style-name="T1">chg_ps0:</text:span> [state_val (INT, r), update flag (FLAG, r), update value (INT, r)] (14)</text:p>
      <text:p text:style-name="Standard"/>
      <text:p text:style-name="Standard">Change one of the global game state values held in a field of Play_state0. <text:s/>It was realised just prior to version 0.7 release that the engine in its current form doesn't allow for this op – code to change the player position or velocity values (making the update flag argument redundant in all cases). <text:s/>However, see the pass_msg op – code for an explanation of a work around for making teleporters work. <text:s/>The arguments are interpreted as follows.</text:p>
      <text:p text:style-name="Standard"/>
      <text:p text:style-name="Standard">state_val: This refers to the field to be changed, as follows. <text:s/>4: rend_mode, 5: torch_t0, 6: torch_t_limit.</text:p>
      <text:p text:style-name="Standard"/>
      <text:p text:style-name="Standard">update value: The value the field in Play_state0 is changed to.</text:p>
      <text:p text:style-name="Standard"/>
      <text:p text:style-name="Standard"><text:span text:style-name="T1">chg_ps1:</text:span> [state_val (INT, r), update flag (INT, r), update value (INT, r)] (7)</text:p>
      <text:p text:style-name="Standard"/>
      <text:p text:style-name="Standard">Change one of the global game state values held in a field of Play_state1.. <text:s/>The arguments are interpreted as follows.</text:p>
      <text:p text:style-name="Standard"/>
      <text:p text:style-name="Standard">state_val: This refers to the field to be changed, as follows. <text:s/>0: health, 1: ammo, 2: gems, 3: torches, 4: keys, 5 – 7: difficulty. <text:s/>Values of 5, 6 and 7 set the difficulty to “Hey, not too risky!”, “Plenty of danger please” and “Ultra danger” respectively. <text:s/>In these three cases both other arguments are redundant.</text:p>
      <text:p text:style-name="Standard"/>
      <text:p text:style-name="Standard">update flag: When state_val &lt; 4 this argument is interpreted as in the other op – codes it appears in (i.e. increment, decrement or replace a value). <text:s/>For state_val == 4 refer to the table below for the values of update flag (uf) and update value (uv) used to add or remove each key from the inventory.</text:p>
      <text:p text:style-name="Standard"/>
      <text:p text:style-name="Standard">update value: The value used to update the field in Play_state1.</text:p>
      <text:p text:style-name="Standard"/>
      <table:table table:name="Table1" table:style-name="Table1">
        <table:table-column table:style-name="Table1.A" table:number-columns-repeated="6"/>
        <table:table-column table:style-name="Table1.G"/>
        <table:table-row>
          <table:table-cell table:style-name="Table1.A1" office:value-type="string">
            <text:p text:style-name="Table_20_Contents"/>
          </table:table-cell>
          <table:table-cell table:style-name="Table1.A1" office:value-type="string">
            <text:p text:style-name="Table_20_Contents">Red key</text:p>
          </table:table-cell>
          <table:table-cell table:style-name="Table1.A1" office:value-type="string">
            <text:p text:style-name="Table_20_Contents">Green key</text:p>
          </table:table-cell>
          <table:table-cell table:style-name="Table1.A1" office:value-type="string">
            <text:p text:style-name="Table_20_Contents">Blue key</text:p>
          </table:table-cell>
          <table:table-cell table:style-name="Table1.A1" office:value-type="string">
            <text:p text:style-name="Table_20_Contents">Yellow key</text:p>
          </table:table-cell>
          <table:table-cell table:style-name="Table1.A1" office:value-type="string">
            <text:p text:style-name="Table_20_Contents">Purple key</text:p>
          </table:table-cell>
          <table:table-cell table:style-name="Table1.G1" office:value-type="string">
            <text:p text:style-name="Table_20_Contents">White key</text:p>
          </table:table-cell>
        </table:table-row>
        <table:table-row>
          <table:table-cell table:style-name="Table1.A2" office:value-type="string">
            <text:p text:style-name="Table_20_Contents">Add</text:p>
          </table:table-cell>
          <table:table-cell table:style-name="Table1.A2" office:value-type="string">
            <text:p text:style-name="Table_20_Contents">uf: 0 uv: 78</text:p>
          </table:table-cell>
          <table:table-cell table:style-name="Table1.A2" office:value-type="string">
            <text:p text:style-name="Table_20_Contents">uf: 1 uv: 79</text:p>
          </table:table-cell>
          <table:table-cell table:style-name="Table1.A2" office:value-type="string">
            <text:p text:style-name="Table_20_Contents">uf: 2 uv: 80</text:p>
          </table:table-cell>
          <table:table-cell table:style-name="Table1.A2" office:value-type="string">
            <text:p text:style-name="Table_20_Contents">uf: 3 uv: 81</text:p>
          </table:table-cell>
          <table:table-cell table:style-name="Table1.A2" office:value-type="string">
            <text:p text:style-name="Table_20_Contents">uf: 4 uv: 82</text:p>
          </table:table-cell>
          <table:table-cell table:style-name="Table1.G2" office:value-type="string">
            <text:p text:style-name="Table_20_Contents">uf: 5 uv:83</text:p>
          </table:table-cell>
        </table:table-row>
        <table:table-row>
          <table:table-cell table:style-name="Table1.A2" office:value-type="string">
            <text:p text:style-name="Table_20_Contents">Remove</text:p>
          </table:table-cell>
          <table:table-cell table:style-name="Table1.A2" office:value-type="string">
            <text:p text:style-name="Table_20_Contents">uf: 0 uv: 63</text:p>
          </table:table-cell>
          <table:table-cell table:style-name="Table1.A2" office:value-type="string">
            <text:p text:style-name="Table_20_Contents">uf: 1 uv: 63</text:p>
          </table:table-cell>
          <table:table-cell table:style-name="Table1.A2" office:value-type="string">
            <text:p text:style-name="Table_20_Contents">uf: 2 uv: 63</text:p>
          </table:table-cell>
          <table:table-cell table:style-name="Table1.A2" office:value-type="string">
            <text:p text:style-name="Table_20_Contents">uf: 3 uv: 63</text:p>
          </table:table-cell>
          <table:table-cell table:style-name="Table1.A2" office:value-type="string">
            <text:p text:style-name="Table_20_Contents">uf: 4 uv: 63</text:p>
          </table:table-cell>
          <table:table-cell table:style-name="Table1.G2" office:value-type="string">
            <text:p text:style-name="Table_20_Contents">uf: 5 uv: 63</text:p>
          </table:table-cell>
        </table:table-row>
      </table:table>
      <text:p text:style-name="Standard"/>
      <text:p text:style-name="Standard"/>
      <text:p text:style-name="Standard">Figure 2: Key inventory change table</text:p>
      <text:p text:style-name="Standard"/>
      <text:p text:style-name="Standard"><text:span text:style-name="T1">chg_obj_type:</text:span> [update value (INT, r), destination (INT, r, 3)] (8)</text:p>
      <text:p text:style-name="Standard"/>
      <text:p text:style-name="Standard">Change the object type of an element in the Obj_grid array. <text:s/>The arguments are interpreted as follows.</text:p>
      <text:p text:style-name="Standard"/>
      <text:p text:style-name="Standard">update value: The value to replace the existing value with.</text:p>
      <text:p text:style-name="Standard"/>
      <text:p text:style-name="Standard">destination: The index in the Obj_grid array that is affected.</text:p>
      <text:p text:style-name="Standard"/>
      <text:p text:style-name="Standard"><text:span text:style-name="T1">place_hold:</text:span> [message value (INT, r)] (9)</text:p>
      <text:p text:style-name="Standard"/>
      <text:p text:style-name="Standard">This is used for diagnostic purposes and causes the integer passed as its argument to be reported by the engine in the console.</text:p>
      <text:p text:style-name="Standard"/>
      <text:p text:style-name="Standard"><text:span text:style-name="T1">chg_grid_:</text:span> [mode (FLAG, r), index0 (INT, r, 3), index1 (INT, r, 3)] (10)</text:p>
      <text:p text:style-name="Standard"><text:soft-page-break/></text:p>
      <text:p text:style-name="Standard">This has the same semantics as chg_grid except that it changes the Obj_grid array.</text:p>
      <text:p text:style-name="Standard"/>
      <text:p text:style-name="Standard"><text:span text:style-name="T1">copy_ps0:</text:span> [offset (INT, c), index (INT, r, 3)] (15)</text:p>
      <text:p text:style-name="Standard"/>
      <text:p text:style-name="Standard">Copy the values of certain fields of Play_state0 to a contiguous set of values in the scope of a program, with reference to the order they are defined in the value block. <text:s/>The arguments are interpreted as follows.</text:p>
      <text:p text:style-name="Standard"/>
      <text:p text:style-name="Standard">offset: assm_gplc.hs reports a “Data block offset” for each GPLC program it compiles. <text:s/>Passing this value as offset means the set of values overwritten will begin at the start of the list of values defined in the value block. <text:s/>Higher offsets correspond to starting positions further into this list.</text:p>
      <text:p text:style-name="Standard"/>
      <text:p text:style-name="Standard">index: This should be the index in the Obj_grid array holding the calling program.</text:p>
      <text:p text:style-name="Standard"/>
      <text:p text:style-name="Standard"><text:span text:style-name="T1">copy_ps1:</text:span> [offset (INT, c), index (INT, r, 3)] (11)</text:p>
      <text:p text:style-name="Standard"/>
      <text:p text:style-name="Standard">Copy the values of certain fields of Play_state1 to a contiguous set of values in the scope of a program, with reference to the order they are defined in the value block. <text:s/>The arguments are interpreted the same way as in copy_ps0.</text:p>
      <text:p text:style-name="Standard"/>
      <text:p text:style-name="Standard"><text:span text:style-name="T1">copy_lstate:</text:span> [offset (INT, c), target (INT, r, 3), survey (INT, r, 3)] (12)</text:p>
      <text:p text:style-name="Standard"/>
      <text:p text:style-name="Standard">Not yet tested; a description will be added once functionality has been confirmed.</text:p>
      <text:p text:style-name="Standard"/>
      <text:p text:style-name="Standard"><text:span text:style-name="T1">pass_msg:</text:span> [L, message length (INT, r), ...message...] (13)</text:p>
      <text:p text:style-name="Standard"/>
      <text:p text:style-name="Standard">This is used to pass messages (in the form of lists of integers) to the function Game_logic.proc_msg0. <text:s/>This pathway can be used to trigger several types of events depending on the first integer in the list and each event type is explained below (identified by this first value). <text:s/>This op – code is unique in having a variable length argument (...message...) and an argument that is eliminated in the transformation to bytecode (L). <text:s/>L must be the number of integers in ...message... plus 2, which is 2 greater than the value referred to by message length must be. <text:s/>Message types 1 and 2 must be followed by a sound effect section (see message type 2 below).</text:p>
      <text:p text:style-name="Standard"/>
      <text:p text:style-name="Standard">0: This message type causes a text message to be displayed near the top of the window for 400 frames. <text:s/>This is rendered using a tile model with a set of 83 textures, each for a different symbol. <text:s/>There is a tool (conv_msg.hs in the source repository) that encodes text as a list of integers from 0 – 83 for use with this system. <text:s/>The text part of messages should be limited to 49 characters to ensure they fit in the window.</text:p>
      <text:p text:style-name="Standard"/>
      <text:p text:style-name="Standard">1: This message type causes a menu to be launched. <text:s/>When the player selects an option in the menu a signal is sent to the program held in the index of Obj_grid indicated by [target] (see figure 3). <text:s/>The remainder of the list of integers is divided into sections by -1. <text:s/>Each section must begin with 0 or a positive integer, with all 0 sections in a contiguous set at the start and the remaining integers in an ascending sequence. <text:s/>Sections labelled 0 encode non - selectable lines of text and the other labels equal one less than the signal sent when the associated menu option is selected.</text:p>
      <text:p text:style-name="Standard"/>
      <text:p text:style-name="Standard">1 0 23 18 -1 0 1 2 3 4 5 6 7 8 -1 1 8 9 10 11 12 13 14 -1 2 13 14 15 16 17 18 2 4 0</text:p>
      <text:p text:style-name="Standard"><text:s text:c="3"/>[target] <text:s text:c="12"/>[text] <text:s text:c="24"/>[option text] <text:s text:c="15"/>[option text] <text:s text:c="5"/>[sound effect section]</text:p>
      <text:p text:style-name="Standard"/>
      <text:p text:style-name="Standard">Figure 3: Example of a menu encoded in a message.</text:p>
      <text:p text:style-name="Standard"><text:soft-page-break/></text:p>
      <text:p text:style-name="Standard">2: This message type causes a sound effect to be played and must be of the form 2 4 x, where x is the sound effect reference. <text:s/>The sound effects bound to each valid integer are specified in the map metadata and the file “Effect to sample mapping.txt” in the source repository is a guide to the ones used in the version 0.7 demo. <text:s/>Passing 0 for x means no effect is played.</text:p>
      <text:p text:style-name="Standard"/>
      <text:p text:style-name="Standard">3: This message type causes the player to be teleported. <text:s/>The message tail must contain three integers, which are mapped to the pos_u, pos_v and pos_w fields of Play_state0 in corresponding order using the Game_logic.int_to_float function.</text:p>
      <text:p text:style-name="Standard"/>
      <text:p text:style-name="Standard"/>
      <text:p text:style-name="P4">binary_dice: <text:span text:style-name="T2">[probability factor (INT, r), difference factor (INT, r), location (INT, r, 3), offset (INT, </text:span><text:span text:style-name="T2">c)] (16)</text:span></text:p>
      <text:p text:style-name="P3"/>
      <text:p text:style-name="P3">This op – code uses the pseudorandom number system (PNS) in the engine to decide whether to set an in scope value to 1 or 0. <text:s/>The arguments are interpreted as follows.</text:p>
      <text:p text:style-name="P3"/>
      <text:p text:style-name="P3">probability factor: The probability that a 1 will be set, assuming a good level of randomness in the PNS. <text:s/>A value of 1 is mapped to 10%, with 9 mapped to 90% and the values between linearly mapped accordingly.</text:p>
      <text:p text:style-name="P3"/>
      <text:p text:style-name="P3">difference factor: This can be any INT. <text:s/>Each decision depends on game_t, probability factor and difference factor. <text:s/>By having a range of values for this in different programs the behaviour of a set of similar programs can be made to look less predictable.</text:p>
      <text:p text:style-name="P3"/>
      <text:p text:style-name="P3">location: This should be the index in Obj_grid that holds the calling program.</text:p>
      <text:p text:style-name="P3"/>
      <text:p text:style-name="P3">offset: This is interpreted as in copy_ps0 except that only a single value is set.</text:p>
      <text:p text:style-name="P3"/>
      <text:p text:style-name="P3"><text:span text:style-name="T1">Note:</text:span> The implementation of bullet projectiles uses three GPLC programs (projectile prototype (4), player gun (5) and shooter (6) in map1.gplc), which make use of the next two op – codes below. <text:s/>When the player or a shooter fires a bullet the relevant program uses project_init to copy the projectile prototype program to a certain reserved index in Obj_grid and initialise its values to the required initial state of that bullet. <text:s/>That instance of the projectile prototype then updates the bullet's state each tick, using project_update to do the geometry work.</text:p>
      <text:p text:style-name="P3"/>
      <text:p text:style-name="P3"><text:span text:style-name="T1">project_init:</text:span> [position (FLOAT, r, 3), angle (INT, r), speed (FLOAT, r), program source (INT, r, 3), program destination (INT, r, 3), offset (INT, c), object flag (INT, r)] (17)</text:p>
      <text:p text:style-name="P3"/>
      <text:p text:style-name="P3">As noted above. <text:s/>The arguments are interpreted as follows.</text:p>
      <text:p text:style-name="P3"/>
      <text:p text:style-name="P3">position: The position in map space the projectile is launched from.</text:p>
      <text:p text:style-name="P3"/>
      <text:p text:style-name="P3">angle: The angle the projectile is launched at.</text:p>
      <text:p text:style-name="P3"/>
      <text:p text:style-name="P3">speed: The projectile speed in units of map space distance per game time tick.</text:p>
      <text:p text:style-name="P3"/>
      <text:p text:style-name="P3">program source: The index in Obj_grid where the projectile prototype program is copied from.</text:p>
      <text:p text:style-name="P3"/>
      <text:p text:style-name="P3">program destination: The index in Obj_grid where the initialised version of the projectile prototype program is placed.</text:p>
      <text:p text:style-name="P3"/>
      <text:p text:style-name="P3"><text:soft-page-break/>offset: This is interpreted as in copy_ps0 and must point to the start of the set of values that are to hold the projectile state.</text:p>
      <text:p text:style-name="P3"/>
      <text:p text:style-name="P3">object flag: The value to set the obj_flag field within the obj field of the element in the Wall_grid array containing the projectile model to.</text:p>
      <text:p text:style-name="P3"/>
      <text:p text:style-name="P3"><text:span text:style-name="T1">project_update:</text:span> [proj_state_block (INT, r), proj_state_block' (INT, r), location (INT, r, 3)] (18)</text:p>
      <text:p text:style-name="P3"/>
      <text:p text:style-name="P3">As noted above. <text:s/>The arguments are interpreted as follows.</text:p>
      <text:p text:style-name="P3"/>
      <text:p text:style-name="P3">proj_state_block &amp; proj_state_block': The first value in the set of values that hold projectile state must be passed for both these arguments.</text:p>
      <text:p text:style-name="P3"/>
      <text:p text:style-name="P3">location: The index in Obj_grid that holds the projectile management program.</text:p>
      <text:p text:style-name="P3"/>
      <text:p text:style-name="P3"><text:span text:style-name="T1">Note:</text:span> The non – player character (NPC) logic is still being tested and further detail may be added to this section in due course. <text:s/>The high level structure is similar to that for the projectile implementation. <text:s/>Specifically, simple GPLC programs can be used as the connective fabric between the four op – codes below to drive NPC behaviour, with most of the logic in the Haskell code that implements these op – codes.</text:p>
      <text:p text:style-name="P3"/>
      <text:p text:style-name="P4">init_npc:<text:span text:style-name="T2"> [first value (INT, r), index (INT, r)] (19)</text:span></text:p>
      <text:p text:style-name="P3"/>
      <text:p text:style-name="P3">This op – code must be called the first time a non – player character (NPC) is activated in the current game. <text:s/>It initialises the corresponding element in the npc_states array (a field within the Play_state1 type) using a set of values in the scope of the controlling program. <text:s/>The arguments are interpreted as follows.</text:p>
      <text:p text:style-name="P3"/>
      <text:p text:style-name="P3">first value: The symbol that refers to the first value in the relevant set within the program's value block. <text:s/>The remaining values in the set are in a contiguous set following this.</text:p>
      <text:p text:style-name="P3"/>
      <text:p text:style-name="P3">index: The index of the element in the npc_states array to be initialised.</text:p>
      <text:p text:style-name="P3"/>
      <text:p text:style-name="P4">npc_decision:<text:span text:style-name="T2"> [offset (INT, r)] (20)</text:span></text:p>
      <text:p text:style-name="P3"/>
      <text:p text:style-name="P3">This op – code is called each tick an NPC is active for and is the entry point to the decision making logic. <text:s/>The creature's decisions are exposed to npc_move by modifying the relevant element in the npc_states array and by modifying two values in the set of in scope values, pointed to by offset.</text:p>
      <text:p text:style-name="P3"/>
      <text:p text:style-name="P4">npc_move:<text:span text:style-name="T2"> [offset(INT, r)] (21)</text:span></text:p>
      <text:p text:style-name="P3"/>
      <text:p text:style-name="P3">This op – code carries out the decisions made by npc_decision through implementing creature movement in response to path finding decisions.</text:p>
      <text:p text:style-name="P3"/>
      <text:p text:style-name="P4">npc_damage:<text:span text:style-name="T2"> [mode (FLAG, c)] (22)</text:span></text:p>
      <text:p text:style-name="P3"/>
      <text:p text:style-name="P3">This op – code registers the effect of adverse events on a creature (e.g. being hit by a bullet) through a decrement in the creature's health. <text:s/>It also handles the creature's demise if health drops to 0.</text:p>
      <text:p text:style-name="P3"/>
      <text:p text:style-name="P4">cpede_move: [<text:span text:style-name="T2">offset(INT, r), mode (FLAG, c)] (23)</text:span></text:p>
      <text:p text:style-name="P3"/>
      <text:p text:style-name="P3">This op – code is the equivalent of npc_move for type 2 (centipede) NPCs.</text:p>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n Tinsley</meta:initial-creator>
    <meta:creation-date>2016-05-14T12:32:27.04</meta:creation-date>
    <dc:date>2019-03-16T21:34:54.87</dc:date>
    <dc:creator>Steven Tinsley</dc:creator>
    <meta:editing-duration>P13DT8H58M33S</meta:editing-duration>
    <meta:editing-cycles>108</meta:editing-cycles>
    <meta:generator>OpenOffice/4.1.6$Win32 OpenOffice.org_project/416m1$Build-9790</meta:generator>
    <meta:document-statistic meta:table-count="1" meta:image-count="1" meta:object-count="0" meta:page-count="11" meta:paragraph-count="179" meta:word-count="4803" meta:character-count="27127"/>
  </office:meta>
</office:document-meta>
</file>